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1.85pt"/>
    </style:style>
    <style:style style:name="co2" style:family="table-column">
      <style:table-column-properties fo:break-before="auto" style:column-width="209.45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10N on Fedora WIK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1<text:span text:style-name="T1">st</text:span> level</text:p>
          </table:table-cell>
          <table:table-cell office:value-type="string" calcext:value-type="string">
            <text:p>2<text:span text:style-name="T1">nd</text:span> level</text:p>
          </table:table-cell>
          <table:table-cell office:value-type="string" calcext:value-type="string">
            <text:p>Suggestion</text:p>
          </table:table-cell>
          <table:table-cell/>
          <table:table-cell office:value-type="string" calcext:value-type="string">
            <text:p><text:s text:c="4"/>AFTER</text:p>
          </table:table-cell>
        </table:table-row>
        <table:table-row table:style-name="ro1">
          <table:table-cell office:value-type="string" calcext:value-type="string">
            <text:p>L10N/Guide</text:p>
          </table:table-cell>
          <table:table-cell office:value-type="string" calcext:value-type="string">
            <text:p>1 Fedora Localization Guide</text:p>
          </table:table-cell>
          <table:table-cell/>
          <table:table-cell table:formula="of:=[.$F$6]" office:value-type="string" office:string-value="L10N/Guide" calcext:value-type="string">
            <text:p>L10N/Guide</text:p>
          </table:table-cell>
          <table:table-cell/>
          <table:table-cell office:value-type="string" calcext:value-type="string">
            <text:p>L10N</text:p>
          </table:table-cell>
        </table:table-row>
        <table:table-row table:style-name="ro1">
          <table:table-cell/>
          <table:table-cell office:value-type="string" calcext:value-type="string">
            <text:p>2 Introduction</text:p>
          </table:table-cell>
          <table:table-cell/>
          <table:table-cell table:formula="of:=[.$F$8]" office:value-type="string" office:string-value="L10N/Guide/Coordinator" calcext:value-type="string">
            <text:p>L10N/Guide/Coordinator</text:p>
          </table:table-cell>
          <table:table-cell/>
          <table:table-cell office:value-type="string" calcext:value-type="string">
            <text:p>L10N/Steering Committee</text:p>
          </table:table-cell>
        </table:table-row>
        <table:table-row table:style-name="ro1">
          <table:table-cell/>
          <table:table-cell office:value-type="string" calcext:value-type="string">
            <text:p>3 Getting Help</text:p>
          </table:table-cell>
          <table:table-cell/>
          <table:table-cell table:formula="of:=[.$F$11]" office:value-type="string" office:string-value="L10N/Priority packages" calcext:value-type="string">
            <text:p>L10N/Priority packages</text:p>
          </table:table-cell>
          <table:table-cell/>
          <table:table-cell office:value-type="string" calcext:value-type="string">
            <text:p>L10N/Join</text:p>
          </table:table-cell>
        </table:table-row>
        <table:table-row table:style-name="ro1">
          <table:table-cell/>
          <table:table-cell office:value-type="string" calcext:value-type="string">
            <text:p>4 Becoming a Fedora Translator</text:p>
          </table:table-cell>
          <table:table-cell/>
          <table:table-cell table:formula="of:=[.$F$5]" office:value-type="string" office:string-value="L10N/Join" calcext:value-type="string">
            <text:p>L10N/Join</text:p>
          </table:table-cell>
          <table:table-cell/>
          <table:table-cell office:value-type="string" calcext:value-type="string">
            <text:p>L10N/Guide</text:p>
          </table:table-cell>
        </table:table-row>
        <table:table-row table:style-name="ro1">
          <table:table-cell/>
          <table:table-cell office:value-type="string" calcext:value-type="string">
            <text:p>5 Online / Offline Translation Using Zanata</text:p>
          </table:table-cell>
          <table:table-cell/>
          <table:table-cell table:formula="of:=[.$F$16]" office:value-type="string" office:string-value="L10N/Tools/Translate on Zanata" calcext:value-type="string">
            <text:p>L10N/Tools/Translate on Zanata</text:p>
          </table:table-cell>
          <table:table-cell/>
          <table:table-cell office:value-type="string" calcext:value-type="string">
            <text:p>L10N/Guide/Freezes</text:p>
          </table:table-cell>
        </table:table-row>
        <table:table-row table:style-name="ro1">
          <table:table-cell/>
          <table:table-cell office:value-type="string" calcext:value-type="string">
            <text:p>6 FAQ (Frequently Asked Questions)</text:p>
          </table:table-cell>
          <table:table-cell table:number-columns-repeated="3"/>
          <table:table-cell office:value-type="string" calcext:value-type="string">
            <text:p>L10N/Guide/Coordinator</text:p>
          </table:table-cell>
        </table:table-row>
        <table:table-row table:style-name="ro1">
          <table:table-cell/>
          <table:table-cell office:value-type="string" calcext:value-type="string">
            <text:p>7 Guide Information</text:p>
          </table:table-cell>
          <table:table-cell/>
          <table:table-cell table:formula="of:=[.$F$6]" office:value-type="string" office:string-value="L10N/Guide" calcext:value-type="string">
            <text:p>L10N/Guide</text:p>
          </table:table-cell>
          <table:table-cell/>
          <table:table-cell office:value-type="string" calcext:value-type="string">
            <text:p>L10N/Guide/Administrator</text:p>
          </table:table-cell>
        </table:table-row>
        <table:table-row table:style-name="ro1">
          <table:table-cell office:value-type="string" calcext:value-type="string">
            <text:p>L10N/Coordinator</text:p>
          </table:table-cell>
          <table:table-cell office:value-type="string" calcext:value-type="string">
            <text:p>1.2 Becoming a Language Coordinator</text:p>
          </table:table-cell>
          <table:table-cell office:value-type="string" calcext:value-type="string">
            <text:p>1.2.1 Language Mailing List</text:p>
          </table:table-cell>
          <table:table-cell office:value-type="string" calcext:value-type="string">
            <text:p>L10N/Guide/Coordinator</text:p>
          </table:table-cell>
          <table:table-cell/>
          <table:table-cell office:value-type="string" calcext:value-type="string">
            <text:p>L10N/Guide/Develop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.2 Zanata Languages</text:p>
          </table:table-cell>
          <table:table-cell office:value-type="string" calcext:value-type="string">
            <text:p>L10N/Guide/Coordinator</text:p>
          </table:table-cell>
          <table:table-cell/>
          <table:table-cell office:value-type="string" calcext:value-type="string">
            <text:p>L10N/Priority packa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.3 FAS: Becoming the cvsl10n Group Sponsor</text:p>
          </table:table-cell>
          <table:table-cell office:value-type="string" calcext:value-type="string">
            <text:p>L10N/Guide/Coordinator</text:p>
          </table:table-cell>
          <table:table-cell/>
          <table:table-cell office:value-type="string" calcext:value-type="string">
            <text:p>L10N/Maintain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.4 Bugzilla</text:p>
          </table:table-cell>
          <table:table-cell office:value-type="string" calcext:value-type="string">
            <text:p>L10N/Guide/Coordinator</text:p>
          </table:table-cell>
          <table:table-cell/>
          <table:table-cell office:value-type="string" calcext:value-type="string">
            <text:p>L10N/Teams</text:p>
          </table:table-cell>
        </table:table-row>
        <table:table-row table:style-name="ro1">
          <table:table-cell/>
          <table:table-cell office:value-type="string" calcext:value-type="string">
            <text:p>1.1 Approving New Translators</text:p>
          </table:table-cell>
          <table:table-cell/>
          <table:table-cell office:value-type="string" calcext:value-type="string">
            <text:p>L10N/Guide/Coordinator</text:p>
          </table:table-cell>
          <table:table-cell/>
          <table:table-cell office:value-type="string" calcext:value-type="string">
            <text:p>L10N/Tools</text:p>
          </table:table-cell>
        </table:table-row>
        <table:table-row table:style-name="ro1">
          <table:table-cell office:value-type="string" calcext:value-type="string">
            <text:p>L10N GUI</text:p>
          </table:table-cell>
          <table:table-cell table:number-columns-repeated="2"/>
          <table:table-cell table:formula="of:=[.F11]" office:value-type="string" office:string-value="L10N/Priority packages" calcext:value-type="string">
            <text:p>L10N/Priority packages</text:p>
          </table:table-cell>
          <table:table-cell/>
          <table:table-cell office:value-type="string" calcext:value-type="string">
            <text:p>L10N/Tools/Quality</text:p>
          </table:table-cell>
        </table:table-row>
        <table:table-row table:style-name="ro1">
          <table:table-cell office:value-type="string" calcext:value-type="string">
            <text:p>L10N Freezes</text:p>
          </table:table-cell>
          <table:table-cell table:number-columns-repeated="2"/>
          <table:table-cell table:formula="of:=[.F7]" office:value-type="string" office:string-value="L10N/Guide/Freezes" calcext:value-type="string">
            <text:p>L10N/Guide/Freezes</text:p>
          </table:table-cell>
          <table:table-cell/>
          <table:table-cell office:value-type="string" calcext:value-type="string">
            <text:p>L10N/Tools/Translate on Zanata</text:p>
          </table:table-cell>
        </table:table-row>
        <table:table-row table:style-name="ro1">
          <table:table-cell office:value-type="string" calcext:value-type="string">
            <text:p>L10N Includes</text:p>
          </table:table-cell>
          <table:table-cell table:number-columns-repeated="2"/>
          <table:table-cell table:formula="of:=[.F20]" office:value-type="string" office:string-value="L10N/Historic content" calcext:value-type="string">
            <text:p>L10N/Historic content</text:p>
          </table:table-cell>
          <table:table-cell/>
          <table:table-cell office:value-type="string" calcext:value-type="string">
            <text:p>L10N/Tools/how_to_build_a_translated_book_from_translated_files_on_Zanata</text:p>
          </table:table-cell>
        </table:table-row>
        <table:table-row table:style-name="ro1">
          <table:table-cell office:value-type="string" calcext:value-type="string">
            <text:p>L10N_Self_introduction</text:p>
          </table:table-cell>
          <table:table-cell table:number-columns-repeated="2"/>
          <table:table-cell table:formula="of:=[.F5]" office:value-type="string" office:string-value="L10N/Join" calcext:value-type="string">
            <text:p>L10N/Join</text:p>
          </table:table-cell>
          <table:table-cell/>
          <table:table-cell office:value-type="string" calcext:value-type="string">
            <text:p>L10N/Events</text:p>
          </table:table-cell>
        </table:table-row>
        <table:table-row table:style-name="ro1">
          <table:table-cell office:value-type="string" calcext:value-type="string">
            <text:p>L10N/Translate on Zanata</text:p>
          </table:table-cell>
          <table:table-cell office:value-type="string" calcext:value-type="string">
            <text:p>1 Fedora Localization Guide on Zanata(Draft)</text:p>
          </table:table-cell>
          <table:table-cell office:value-type="string" calcext:value-type="string">
            <text:p>1.1 Introduction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/>
          <table:table-cell office:value-type="string" calcext:value-type="string">
            <text:p>L10N/Meetings</text:p>
          </table:table-cell>
        </table:table-row>
        <table:table-row table:style-name="ro1">
          <table:table-cell/>
          <table:table-cell office:value-type="string" calcext:value-type="string">
            <text:p>2 How to become a Fedora translator</text:p>
          </table:table-cell>
          <table:table-cell office:value-type="string" calcext:value-type="string">
            <text:p>2.1 Create a Fedora account</text:p>
          </table:table-cell>
          <table:table-cell table:formula="of:=[.$F$5]" office:value-type="string" office:string-value="L10N/Join" calcext:value-type="string">
            <text:p>L10N/Join</text:p>
          </table:table-cell>
          <table:table-cell/>
          <table:table-cell office:value-type="string" calcext:value-type="string">
            <text:p>L10N/Historic cont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.1 Signing the CLA</text:p>
          </table:table-cell>
          <table:table-cell table:formula="of:=[.$F$5]" office:value-type="string" office:string-value="L10N/Join" calcext:value-type="string">
            <text:p>L10N/Join</text:p>
          </table:table-cell>
          <table:table-cell/>
          <table:table-cell office:value-type="string" calcext:value-type="string">
            <text:p>FLT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 Subscribe to the Mailing Lists</text:p>
          </table:table-cell>
          <table:table-cell table:formula="of:=[.$F$5]" office:value-type="string" office:string-value="L10N/Join" calcext:value-type="string">
            <text:p>L10N/Jo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1 Main L10n mailing list</text:p>
          </table:table-cell>
          <table:table-cell table:formula="of:=[.$F$5]" office:value-type="string" office:string-value="L10N/Join" calcext:value-type="string">
            <text:p>L10N/Jo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2 Your team mailing list</text:p>
          </table:table-cell>
          <table:table-cell table:formula="of:=[.$F$5]" office:value-type="string" office:string-value="L10N/Join" calcext:value-type="string">
            <text:p>L10N/Jo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 Introduce Yourself</text:p>
          </table:table-cell>
          <table:table-cell office:value-type="string" calcext:value-type="string">
            <text:p>2.4 Login to Zanata with your FAS account</text:p>
          </table:table-cell>
          <table:table-cell table:formula="of:=[.$F$16]" office:value-type="string" office:string-value="L10N/Tools/Translate on Zanata" calcext:value-type="string">
            <text:p>L10N/Tools/Translate on Zan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5 Find your language team and join in</text:p>
          </table:table-cell>
          <table:table-cell table:formula="of:=[.$F$5]" office:value-type="string" office:string-value="L10N/Join" calcext:value-type="string">
            <text:p>L10N/Jo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 Translating</text:p>
          </table:table-cell>
          <table:table-cell office:value-type="string" calcext:value-type="string">
            <text:p>3.1 Translating online on Zanata</text:p>
          </table:table-cell>
          <table:table-cell table:formula="of:=[.$F$16]" office:value-type="string" office:string-value="L10N/Tools/Translate on Zanata" calcext:value-type="string">
            <text:p>L10N/Tools/Translate on Zan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.2 Translating offline</text:p>
          </table:table-cell>
          <table:table-cell table:formula="of:=[.$F$16]" office:value-type="string" office:string-value="L10N/Tools/Translate on Zanata" calcext:value-type="string">
            <text:p>L10N/Tools/Translate on Zan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 Proofreading</text:p>
          </table:table-cell>
          <table:table-cell office:value-type="string" calcext:value-type="string">
            <text:p>4.1 PO File Validation</text:p>
          </table:table-cell>
          <table:table-cell table:formula="of:=[.$F$15]" office:value-type="string" office:string-value="L10N/Tools/Quality" calcext:value-type="string">
            <text:p>L10N/Tools/Qual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.2 Translation Proofreading</text:p>
          </table:table-cell>
          <table:table-cell table:formula="of:=[.$F$15]" office:value-type="string" office:string-value="L10N/Tools/Quality" calcext:value-type="string">
            <text:p>L10N/Tools/Qual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.2.1 Using an Automated Tool to Check Typography</text:p>
          </table:table-cell>
          <table:table-cell table:formula="of:=[.$F$15]" office:value-type="string" office:string-value="L10N/Tools/Quality" calcext:value-type="string">
            <text:p>L10N/Tools/Qual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.2.2 Building the Translated Book</text:p>
          </table:table-cell>
          <table:table-cell table:formula="of:=[.$F$17]" office:value-type="string" office:string-value="L10N/Tools/how_to_build_a_translated_book_from_translated_files_on_Zanata" calcext:value-type="string">
            <text:p>L10N/Tools/how_to_build_a_translated_book_from_translated_files_on_Zan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 Testing</text:p>
          </table:table-cell>
          <table:table-cell office:value-type="string" calcext:value-type="string">
            <text:p>5.1 Using permalinks</text:p>
          </table:table-cell>
          <table:table-cell table:formula="of:=[.$F$16]" office:value-type="string" office:string-value="L10N/Tools/Translate on Zanata" calcext:value-type="string">
            <text:p>L10N/Tools/Translate on Zan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.2 Build a rpm with permalinks and fedpkg</text:p>
          </table:table-cell>
          <table:table-cell table:formula="of:=[.$F$15]" office:value-type="string" office:string-value="L10N/Tools/Quality" calcext:value-type="string">
            <text:p>L10N/Tools/Qual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 FAQ (Frequently Asked Questions)</text:p>
          </table:table-cell>
          <table:table-cell office:value-type="string" calcext:value-type="string">
            <text:p>6.1 I don't know which branch to work?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_FAQ</text:p>
          </table:table-cell>
          <table:table-cell office:value-type="string" calcext:value-type="string">
            <text:p>1.1 Leg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2 General Questions</text:p>
          </table:table-cell>
          <table:table-cell office:value-type="string" calcext:value-type="string">
            <text:p>1.2.1 How do I get the translation files? (#get-files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2.2 How do I submit translations? (#submit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2.3 Should I translate legal notices?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2.4 Where do I report issues or feature requests?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3 Website Questions</text:p>
          </table:table-cell>
          <table:table-cell office:value-type="string" calcext:value-type="string">
            <text:p>1.3.1 Where are issues and requests for a website of the Translation Project reported? (#bugs)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2 How do I create a new team? (#new-team)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3 How do I create a Bugzilla component for my language? (#bugzilla-team)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4 What are all those warnings on the stats pages? (#stats-warnings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4.1 intltool errors (#intltool-errors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4.2 There are some missing files from POTFILES.in (#missing-files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4.3 Entry for this language is not present in (ALL_)LINGUAS file (warning) (#missing-from-linguas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4.4 Don't know where to look if this language is actually used (warning) (#where-to-look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4.5 Some error (eg. Missing files from POTFILES.in) AND Can't generate POT file (error) (#error-no-pot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5 My file is 100% but when I test the application I still see English strings! (#missing-strings)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6 Are the statistics live? How often are they updated? (#update-frequency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.7 My PO file is 100% but that doesn't show up on the page. What's up? (#100-percent)</text:p>
          </table:table-cell>
          <table:table-cell table:formula="of:=[.$F$6]" office:value-type="string" office:string-value="L10N/Guide" calcext:value-type="string">
            <text:p>L10N/Gu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4 Other questions</text:p>
          </table:table-cell>
          <table:table-cell office:value-type="string" calcext:value-type="string">
            <text:p>1.4.1 Why isn't there a POT file in module X? (#no-pot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2 A module doesn't have PO files nor statistics at all! Can you fix this? (#no-po-files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3 What's up with msgmerge? (#msgmerge)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4 I'm a developer, how can I make .desktop files translatable?</text:p>
          </table:table-cell>
          <table:table-cell table:formula="of:=[.$F$10]" office:value-type="string" office:string-value="L10N/Guide/Developers" calcext:value-type="string">
            <text:p>L10N/Guide/Develop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5 When checking in/out, I get a "Permission denied" (publickey,keyboard-interactive) error (#ssh-key-denied)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6 Is the section of export regulations shown at the bottom of the fedoraproject.org/get-fedora page translatable?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7 When is the merge happened for POT/POs?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8 If some strings change past string freeze, how do I request a string freeze breakage?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4.9 What if I overwrite a wrong file?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 Tools</text:p>
          </table:table-cell>
          <table:table-cell office:value-type="string" calcext:value-type="string">
            <text:p>1.1 Collaboration</text:p>
          </table:table-cell>
          <table:table-cell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2 Website</text:p>
          </table:table-cell>
          <table:table-cell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3 Repository access for translations</text:p>
          </table:table-cell>
          <table:table-cell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4 CVS of the Fedora Localization Project</text:p>
          </table:table-cell>
          <table:table-cell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5 Bugzilla</text:p>
          </table:table-cell>
          <table:table-cell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6 Communication</text:p>
          </table:table-cell>
          <table:table-cell office:value-type="string" calcext:value-type="string">
            <text:p>1.6.1 Mailing list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6.2 IRC channel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6.3 Meetings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6.4 Commits list</text:p>
          </table:table-cell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</text:p>
          </table:table-cell>
          <table:table-cell office:value-type="string" calcext:value-type="string">
            <text:p>1 Contributing roles in the L10n (localization) Project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The Fedora Localization Project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1 Language list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 Joining the Fedora Localization Project</text:p>
          </table:table-cell>
          <table:table-cell/>
          <table:table-cell table:formula="of:=[.$F$5]" office:value-type="string" office:string-value="L10N/Join" calcext:value-type="string">
            <text:p>L10N/Jo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 Teams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4 Communication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4.1 Mailing list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4.1.1 Commits list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4.2 IRC channel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4.3 Meetings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5 Schedule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6 Fedora L10N Steering Committee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7 Bug Reporting, Testing, and Quality Assurance</text:p>
          </table:table-cell>
          <table:table-cell/>
          <table:table-cell table:formula="of:=[.$F$3]" office:value-type="string" office:string-value="L10N" calcext:value-type="string">
            <text:p>L10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7.1 L10N QA Test Day</text:p>
          </table:table-cell>
          <table:table-cell/>
          <table:table-cell table:formula="of:=[.$F$18]" office:value-type="string" office:string-value="L10N/Events" calcext:value-type="string">
            <text:p>L10N/Ev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 Localization Sprint/Activitiy</text:p>
          </table:table-cell>
          <table:table-cell/>
          <table:table-cell table:formula="of:=[.$F$18]" office:value-type="string" office:string-value="L10N/Events" calcext:value-type="string">
            <text:p>L10N/Ev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1 2016</text:p>
          </table:table-cell>
          <table:table-cell/>
          <table:table-cell table:formula="of:=[.$F$18]" office:value-type="string" office:string-value="L10N/Events" calcext:value-type="string">
            <text:p>L10N/Ev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2 2015</text:p>
          </table:table-cell>
          <table:table-cell/>
          <table:table-cell table:formula="of:=[.$F$18]" office:value-type="string" office:string-value="L10N/Events" calcext:value-type="string">
            <text:p>L10N/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/SOP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ization_fonts_requirements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 Includes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_Tips_for_translators</text:p>
          </table:table-cell>
          <table:table-cell table:number-columns-repeated="2"/>
          <table:table-cell table:formula="of:=[.$F$14]" office:value-type="string" office:string-value="L10N/Tools" calcext:value-type="string">
            <text:p>L10N/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_translations_for_documentation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/how_to_build_a_translated_book_from_translated_files_on_Zanata</text:p>
          </table:table-cell>
          <table:table-cell table:number-columns-repeated="2"/>
          <table:table-cell table:formula="of:=[.$F$17]" office:value-type="string" office:string-value="L10N/Tools/how_to_build_a_translated_book_from_translated_files_on_Zanata" calcext:value-type="string">
            <text:p>L10N/Tools/how_to_build_a_translated_book_from_translated_files_on_Zan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ling_with_Publican_po_files</text:p>
          </table:table-cell>
          <table:table-cell table:number-columns-repeated="2"/>
          <table:table-cell office:value-type="string" calcext:value-type="string">
            <text:p>DELETE (need check with doc tea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_TenYearTshirt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_Teams</text:p>
          </table:table-cell>
          <table:table-cell table:number-columns-repeated="2"/>
          <table:table-cell table:formula="of:=[.$F$13]" office:value-type="string" office:string-value="L10N/Teams" calcext:value-type="string">
            <text:p>L10N/Te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ve:Update_pot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_Old_Banners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ve:L10N_Important_packages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ve:L10N/Tasks</text:p>
          </table:table-cell>
          <table:table-cell table:number-columns-repeated="2"/>
          <table:table-cell table:formula="of:=[.$F$20]" office:value-type="string" office:string-value="L10N/Historic content" calcext:value-type="string">
            <text:p>L10N/Historic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 Steering Committee</text:p>
          </table:table-cell>
          <table:table-cell table:number-columns-repeated="2"/>
          <table:table-cell table:formula="of:=[.$F$4]" office:value-type="string" office:string-value="L10N/Steering Committee" calcext:value-type="string">
            <text:p>L10N/Steering Commit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N_QA_Test_Day</text:p>
          </table:table-cell>
          <table:table-cell table:number-columns-repeated="2"/>
          <table:table-cell table:formula="of:=[.$F$18]" office:value-type="string" office:string-value="L10N/Events" calcext:value-type="string">
            <text:p>L10N/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G</text:p>
          </table:table-cell>
          <table:table-cell table:number-columns-repeated="2"/>
          <table:table-cell table:formula="of:=[.F21]" office:value-type="string" office:string-value="FLTG" calcext:value-type="string">
            <text:p>FLT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2:Feuille1.C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7:14:36.763975593</meta:creation-date>
    <dc:date>2016-10-06T08:26:08.095033564</dc:date>
    <meta:editing-duration>PT16M58S</meta:editing-duration>
    <meta:editing-cycles>3</meta:editing-cycles>
    <meta:generator>LibreOffice/5.1.5.2$Linux_X86_64 LibreOffice_project/10$Build-2</meta:generator>
    <meta:document-statistic meta:table-count="1" meta:cell-count="243" meta:object-count="0"/>
  </office:meta>
</office:document-meta>
</file>